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51cm" fo:margin-right="0cm" fo:text-align="justify" style:justify-single-word="false" fo:text-indent="0cm" style:auto-text-indent="false"/>
    </style:style>
    <style:style style:name="P3" style:family="paragraph" style:parent-style-name="Standard">
      <style:paragraph-properties fo:margin-left="1.251cm" fo:margin-right="0cm" fo:text-align="justify" style:justify-single-word="false" fo:text-indent="0cm" style:auto-text-indent="false"/>
      <style:text-properties officeooo:paragraph-rsid="000acfbd"/>
    </style:style>
    <style:style style:name="P4" style:family="paragraph" style:parent-style-name="Standard">
      <style:paragraph-properties fo:margin-left="2.501cm" fo:margin-right="0cm" fo:text-align="justify" style:justify-single-word="false" fo:text-indent="0cm" style:auto-text-indent="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text-properties officeooo:paragraph-rsid="000aa7f3"/>
    </style:style>
    <style:style style:name="P7" style:family="paragraph" style:parent-style-name="Standard" style:list-style-name="L2">
      <style:paragraph-properties fo:text-align="justify" style:justify-single-word="false"/>
    </style:style>
    <style:style style:name="T1" style:family="text">
      <style:text-properties officeooo:rsid="000acfbd"/>
    </style:style>
    <style:style style:name="T2" style:family="text">
      <style:text-properties officeooo:rsid="000b2bd3"/>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p>
      <text:p text:style-name="P3"><text:span text:style-name="Strong_20_Emphasis"><text:span text:style-name="T1">CURRENT </text:span></text:span><text:span text:style-name="Strong_20_Emphasis"><text:span text:style-name="T2">ISSUE</text:span></text:span><text:span text:style-name="Strong_20_Emphasis"><text:span text:style-name="T1">:</text:span></text:span></text:p>
      <text:p text:style-name="P2"><text:span text:style-name="Strong_20_Emphasis"/></text:p>
      <text:p text:style-name="P2"><text:span text:style-name="Strong_20_Emphasis">Scheduling overhead on Airflow</text:span>: Airflow's scheduling mechanism might introduce overhead, especially when dealing with a large number of merchants and tasks. This can result in longer build times for models across all merchants. Airflow schedules tasks based on defined dependencies and constraints, and sometimes this scheduling logic can cause delays, particularly when there are resource constraints or when tasks need to wait for available resources.</text:p>
      <text:p text:style-name="P1"/>
      <text:p text:style-name="P1"><text:span text:style-name="Emphasis"><text:s text:c="21"/></text:span><text:span text:style-name="Emphasis"><text:span text:style-name="T3"><text:s text:c="2"/>Solution</text:span></text:span><text:span text:style-name="T3">:</text:span></text:p>
      <text:p text:style-name="P1"/>
      <text:list xml:id="list1954574865" text:style-name="L1">
        <text:list-item>
          <text:list>
            <text:list-item>
              <text:p text:style-name="P5">Optimize Airflow configurations: Adjust the Airflow configurations related to task scheduling, concurrency, and resource allocation to minimize overhead.</text:p>
              <text:p text:style-name="P5"/>
            </text:list-item>
            <text:list-item>
              <text:p text:style-name="P5">Evaluate task dependencies: Review the dependencies between tasks and ensure they are optimized to reduce unnecessary waiting time.</text:p>
              <text:p text:style-name="P5"/>
              <text:p text:style-name="P6"><text:span text:style-name="Strong_20_Emphasis"/></text:p>
            </text:list-item>
          </text:list>
          <text:p text:style-name="P6"><text:span text:style-name="Strong_20_Emphasis">Issue with scalability</text:span>: Managing one DAG per merchant can lead to scalability challenges, especially as the number of merchants increases. Each DAG consumes system resources such as memory, CPU, and storage, and managing a large number of DAGs can become resource-intensive and difficult to maintain.</text:p>
          <text:p text:style-name="P5"/>
          <text:p text:style-name="P5"><text:span text:style-name="Emphasis"><text:s text:c="9"/></text:span><text:span text:style-name="Emphasis"><text:span text:style-name="T3">Solution</text:span></text:span><text:span text:style-name="T3">:</text:span></text:p>
          <text:p text:style-name="P5"/>
          <text:list text:continue-numbering="true">
            <text:list-item>
              <text:p text:style-name="P5">DAG consolidation: Instead of having a separate DAG for each merchant, consider consolidating tasks into fewer DAGs. This can reduce resource overhead and simplify management.</text:p>
              <text:p text:style-name="P5"/>
            </text:list-item>
            <text:list-item>
              <text:p text:style-name="P5">Dynamic DAG generation: Explore techniques for dynamically generating DAGs based on metadata or configuration settings. This can allow for more flexible scaling without creating a separate DAG for each merchant.</text:p>
              <text:p text:style-name="P5"/>
            </text:list-item>
          </text:list>
          <text:p text:style-name="P5"><text:span text:style-name="Strong_20_Emphasis">Memory-intensive jobs</text:span>: ML model building jobs are often memory-intensive, and the memory requirements can vary depending on the size of the data and complexity of the models. With multiple merchants, each requiring their own model building process, managing variable memory requirements can be challenging.</text:p>
          <text:p text:style-name="P5"/>
          <text:p text:style-name="P5"><text:span text:style-name="Emphasis"><text:span text:style-name="T3"><text:s text:c="8"/>Solution</text:span></text:span><text:span text:style-name="T3">:</text:span></text:p>
          <text:p text:style-name="P5"/>
          <text:list text:continue-numbering="true">
            <text:list-item>
              <text:p text:style-name="P5">Resource allocation: Allocate resources dynamically based on the memory requirements of each task. This can involve using containerization technologies like Docker or Kubernetes to allocate resources per task.</text:p>
              <text:p text:style-name="P5"/>
            </text:list-item>
            <text:list-item>
              <text:p text:style-name="P5">Memory optimization: Optimize the ML model building process to reduce memory usage where possible. This may involve techniques such as data streaming, batch processing, or using more memory-efficient algorithms.</text:p>
              <text:p text:style-name="P5"/>
            </text:list-item>
            <text:list-item>
              <text:p text:style-name="P5">Auto-scaling: Implement auto-scaling mechanisms that can automatically adjust resource allocation based on workload demand. This can help ensure that sufficient resources are available to handle memory-intensive tasks without over-provisioning.</text:p>
            </text:list-item>
          </text:list>
        </text:list-item>
      </text:list>
      <text:p text:style-name="P4"><text:soft-page-break/>Overall, addressing these issues may require a combination of optimizing existing Airflow configurations, rethinking DAG structure and task dependencies, exploring alternative workflow orchestration tools, and implementing resource management techniques to handle memory-intensive workloads more efficiently.</text:p>
      <text:p text:style-name="P1"/>
      <text:list xml:id="list1841721421" text:style-name="L2">
        <text:list-header>
          <text:p text:style-name="P7"><text:span text:style-name="Strong_20_Emphasis"/></text:p>
          <text:p text:style-name="P7"><text:span text:style-name="Strong_20_Emphasis">Containerization:</text:span></text:p>
          <text:p text:style-name="P7"/>
          <text:list>
            <text:list-item>
              <text:p text:style-name="P7">Containerization is a technology that allows you to package an application and its dependencies into a standardized unit called a container. Containers provide isolation, portability, and consistency across different environments.</text:p>
              <text:p text:style-name="P7"/>
            </text:list-item>
            <text:list-item>
              <text:p text:style-name="P7">Docker is one of the most popular containerization platforms. It allows you to create, deploy, and run containers on a single host machine.</text:p>
              <text:p text:style-name="P7"/>
            </text:list-item>
            <text:list-item>
              <text:p text:style-name="P7">Kubernetes is a container orchestration platform that automates the deployment, scaling, and management of containerized applications across clusters of hosts.</text:p>
              <text:p text:style-name="P7"/>
            </text:list-item>
          </text:list>
          <text:p text:style-name="P7"><text:span text:style-name="Strong_20_Emphasis">Dynamic Resource Allocation</text:span>:</text:p>
          <text:p text:style-name="P7"/>
          <text:list text:continue-numbering="true">
            <text:list-item>
              <text:p text:style-name="P7">With Docker or Kubernetes, you can define resource constraints (such as CPU and memory limits) for each container.</text:p>
              <text:p text:style-name="P7"/>
            </text:list-item>
            <text:list-item>
              <text:p text:style-name="P7">When launching a containerized task, you can specify the resource requirements based on the memory requirements of the task. For example, you can specify that a container needs 2GB of memory to run.</text:p>
              <text:p text:style-name="P7"/>
            </text:list-item>
            <text:list-item>
              <text:p text:style-name="P7">Kubernetes, in particular, provides features for dynamically scaling resources based on demand. You can define Horizontal Pod Autoscalers (HPAs) that automatically adjust the number of running instances (pods) based on metrics like CPU or memory usage.</text:p>
              <text:p text:style-name="P7"/>
            </text:list-item>
          </text:list>
          <text:p text:style-name="P7"><text:span text:style-name="Strong_20_Emphasis">Implementation Steps</text:span>:</text:p>
        </text:list-header>
      </text:list>
      <text:p text:style-name="P1"/>
      <text:list xml:id="list151360810346431" text:continue-numbering="true" text:style-name="L2">
        <text:list-item>
          <text:list>
            <text:list-item>
              <text:p text:style-name="P7">Docker: To allocate resources dynamically using Docker, you would define resource constraints in the Dockerfile or Docker Compose file. You can specify memory limits using the <text:span text:style-name="Source_20_Text">--memory</text:span> flag when running containers.</text:p>
              <text:p text:style-name="P7"/>
            </text:list-item>
            <text:list-item>
              <text:p text:style-name="P7">Kubernetes: To allocate resources dynamically using Kubernetes, you would define resource requests and limits in the pod specification (e.g., YAML file). Resource requests specify the minimum amount of resources required by a container, while limits specify the maximum amount of resources a container can use.</text:p>
              <text:p text:style-name="P7"/>
            </text:list-item>
            <text:list-item>
              <text:p text:style-name="P7">You can use tools like Kubernetes' Vertical Pod Autoscaler (VPA) to dynamically adjust resource requests and limits based on observed resource usage.</text:p>
              <text:p text:style-name="P7"/>
            </text:list-item>
          </text:list>
          <text:p text:style-name="P7"><text:span text:style-name="Strong_20_Emphasis"/></text:p>
        </text:list-item>
      </text:list>
      <text:p text:style-name="P1"><text:span text:style-name="Strong_20_Emphasis"/></text:p>
      <text:list xml:id="list151361756347781" text:continue-numbering="true" text:style-name="L2">
        <text:list-header>
          <text:p text:style-name="P7"><text:span text:style-name="Strong_20_Emphasis">Benefits</text:span>:</text:p>
          <text:p text:style-name="P7"/>
          <text:list text:continue-numbering="true">
            <text:list-item>
              <text:p text:style-name="P7">Dynamic resource allocation ensures that each task receives the necessary resources to execute efficiently without wasting resources.</text:p>
              <text:p text:style-name="P7"><text:soft-page-break/></text:p>
            </text:list-item>
            <text:list-item>
              <text:p text:style-name="P7">It allows you to optimize resource utilization by scaling resources up or down based on workload demand.</text:p>
              <text:p text:style-name="P7"/>
            </text:list-item>
            <text:list-item>
              <text:p text:style-name="P7">Containerization provides consistency and isolation, making it easier to manage resource allocation across different tasks and environments.</text:p>
            </text:list-item>
          </text:list>
        </text:list-header>
      </text:list>
      <text:p text:style-name="P1"/>
      <text:list xml:id="list151361164776804" text:continue-numbering="true" text:style-name="L2">
        <text:list-header>
          <text:p text:style-name="P7"/>
          <text:list text:continue-numbering="true">
            <text:list-item>
              <text:p text:style-name="P7">When dynamically allocating resources, it's important to monitor resource usage and adjust resource limits accordingly to prevent resource contention and performance degradation.</text:p>
              <text:p text:style-name="P7"/>
            </text:list-item>
            <text:list-item>
              <text:p text:style-name="P7">You may need to fine-tune resource allocations based on the specific requirements of your tasks and the available resources in your environment.</text:p>
            </text:list-item>
          </text:list>
        </text:list-header>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3T14:55:23.490420292</meta:creation-date>
    <dc:date>2024-02-20T15:13:59.765514630</dc:date>
    <meta:editing-duration>PT1H21M37S</meta:editing-duration>
    <meta:editing-cycles>6</meta:editing-cycles>
    <meta:generator>LibreOffice/6.4.7.2$Linux_X86_64 LibreOffice_project/40$Build-2</meta:generator>
    <meta:document-statistic meta:table-count="0" meta:image-count="0" meta:object-count="0" meta:page-count="3" meta:paragraph-count="52" meta:word-count="772" meta:character-count="5361" meta:non-whitespace-character-count="4623"/>
  </office:meta>
</office:document-meta>
</file>